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Footnote">
      <style:text-properties officeooo:paragraph-rsid="022d0989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65726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18fd8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fo:font-style="normal" fo:font-weight="normal" officeooo:rsid="04473353" style:font-size-asian="8pt" style:font-style-asian="normal" style:font-weight-asian="normal" style:font-size-complex="8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fo:font-style="normal" fo:font-weight="normal" officeooo:rsid="01657261" style:font-size-asian="8pt" style:font-style-asian="normal" style:font-weight-asian="normal" style:font-size-complex="8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8pt" fo:language="en" fo:country="GB" fo:font-style="normal" fo:font-weight="normal" officeooo:rsid="0fed6741" style:font-size-asian="8pt" style:font-style-asian="normal" style:font-weight-asian="normal" style:font-size-complex="8pt" style:font-style-complex="normal" style:font-weight-complex="normal" loext:padding="0.049cm" loext:border="0.31pt solid #000000"/>
    </style:style>
    <style:style style:name="T136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7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8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9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0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officeooo:rsid="014eeaf0"/>
    </style:style>
    <style:style style:name="T168" style:family="text">
      <style:text-properties officeooo:rsid="014ea810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b8fd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8" style:family="text">
      <style:text-properties officeooo:rsid="00172dcf"/>
    </style:style>
    <style:style style:name="T189" style:family="text">
      <style:text-properties fo:font-weight="normal" officeooo:rsid="00172dcf" style:font-weight-asian="normal" style:font-weight-complex="normal"/>
    </style:style>
    <style:style style:name="T190" style:family="text">
      <style:text-properties officeooo:rsid="0119bd75"/>
    </style:style>
    <style:style style:name="T191" style:family="text">
      <style:text-properties style:font-name="Liberation Sans"/>
    </style:style>
    <style:style style:name="T192" style:family="text">
      <style:text-properties style:font-name="Liberation Sans" fo:font-size="12pt" style:font-size-asian="12pt" style:font-size-complex="12pt"/>
    </style:style>
    <style:style style:name="T193" style:family="text">
      <style:text-properties style:font-name="Liberation Sans" fo:font-size="12pt" officeooo:rsid="009c12e0" style:font-size-asian="12pt" style:font-size-complex="12pt"/>
    </style:style>
    <style:style style:name="T194" style:family="text">
      <style:text-properties style:font-name="Liberation Sans" fo:font-size="12pt" officeooo:rsid="00178133" style:font-size-asian="12pt" style:font-size-complex="12pt"/>
    </style:style>
    <style:style style:name="T195" style:family="text">
      <style:text-properties style:font-name="Liberation Sans" fo:font-size="12pt" officeooo:rsid="007ef2fc" style:font-size-asian="12pt" style:font-size-complex="12pt"/>
    </style:style>
    <style:style style:name="T196" style:family="text">
      <style:text-properties style:font-name="Liberation Sans" fo:font-size="12pt" style:text-underline-style="none" officeooo:rsid="009c12e0" style:font-size-asian="12pt" style:font-size-complex="12pt"/>
    </style:style>
    <style:style style:name="T197" style:family="text">
      <style:text-properties style:font-name="Liberation Sans" fo:font-size="10pt" style:font-size-asian="10pt" style:font-size-complex="10pt"/>
    </style:style>
    <style:style style:name="T198" style:family="text">
      <style:text-properties style:font-name="Liberation Sans" fo:font-size="10pt" officeooo:rsid="0203f598" style:font-size-asian="10pt" style:font-size-complex="10pt"/>
    </style:style>
    <style:style style:name="T199" style:family="text">
      <style:text-properties officeooo:rsid="007505e5"/>
    </style:style>
    <style:style style:name="T200" style:family="text">
      <style:text-properties officeooo:rsid="0013aa8e"/>
    </style:style>
    <style:style style:name="T201" style:family="text">
      <style:text-properties officeooo:rsid="007ef2fc"/>
    </style:style>
    <style:style style:name="T202" style:family="text">
      <style:text-properties officeooo:rsid="01e96954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officeooo:rsid="04473353"/>
    </style:style>
    <style:style style:name="T206" style:family="text">
      <style:text-properties officeooo:rsid="0f95a7a0"/>
    </style:style>
    <style:style style:name="T207" style:family="text">
      <style:text-properties officeooo:rsid="0f8f58bd"/>
    </style:style>
    <style:style style:name="T208" style:family="text">
      <style:text-properties officeooo:rsid="0aace3cd"/>
    </style:style>
    <style:style style:name="T209" style:family="text">
      <style:text-properties style:font-name="Ubuntu1" fo:font-size="10pt" style:font-size-asian="10pt" style:font-size-complex="10pt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52">C</text:span></text:span><text:span text:style-name="Strong_20_Emphasis"><text:span text:style-name="T151">hecklist voor </text:span></text:span><text:span text:style-name="Strong_20_Emphasis"><text:span text:style-name="T152">het</text:span></text:span><text:span text:style-name="Strong_20_Emphasis"><text:span text:style-name="T151"> </text:span></text:span><text:span text:style-name="Strong_20_Emphasis"><text:span text:style-name="T153">overzetten</text:span></text:span><text:span text:style-name="Strong_20_Emphasis"><text:span text:style-name="T151"> van Windows naar </text:span></text:span><text:span text:style-name="Strong_20_Emphasis"><text:span text:style-name="T154">Linux (</text:span></text:span><text:span text:style-name="Strong_20_Emphasis"><text:span text:style-name="T155">Ubuntu </text:span></text:span><text:span text:style-name="Strong_20_Emphasis"><text:span text:style-name="T156">of Debian</text:span></text:span><text:span text:style-name="Strong_20_Emphasis"><text:span text:style-name="T157">)</text:span></text:span><text:span text:style-name="T151">.</text:span></text:p>
      <text:p text:style-name="P21"/>
      <text:p text:style-name="P21">Dit is een invulbare PDF, afdrukken is niet noodzakelijk.</text:p>
      <text:p text:style-name="P15"><text:span text:style-name="Strong_20_Emphasis"><text:span text:style-name="T4"/></text:span></text:p>
      <text:list text:style-name="L1">
        <text:list-item>
          <text:p text:style-name="P66"><text:span text:style-name="T142">Over</text:span><text:span text:style-name="T143">zetten</text:span><text:span text:style-name="T141"> voorbereiden</text:span><text:span text:style-name="T137"> (</text:span><text:span text:style-name="T140">alleen als </text:span><text:span text:style-name="T136">op</text:span><text:span text:style-name="T137"> Windows </text:span><text:span text:style-name="T138">D</text:span><text:span text:style-name="T139">esktop</text:span><text:span text:style-name="T150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6" draw:name="Vorm1" draw:style-name="gr1" draw:text-style-name="P73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7" draw:name="Vorm2" draw:style-name="gr1" draw:text-style-name="P73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44">Verbreek de Internetverbinding, zodat er geen nieuwe </text:span><text:span text:style-name="T145">e-</text:span><text:span text:style-name="T144">mails </text:span><text:span text:style-name="T145">meer</text:span><text:span text:style-name="T146"> </text:span><text:span text:style-name="T145">binnen </text:span><text:span text:style-name="T146">kunnen </text:span><text:span text:style-name="T14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8" draw:name="Vorm3" draw:style-name="gr1" draw:text-style-name="P73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199">l</text:span> <text:span text:style-name="T200">computernaam en </text:span>gebruikersnamen (zie pagina <text:span text:style-name="T201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9" draw:name="Vorm4" draw:style-name="gr1" draw:text-style-name="P73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92">Verzamel </text:span><text:span text:style-name="Emphasis"><text:span text:style-name="T196">per gebruiker</text:span></text:span><text:span text:style-name="T193"> </text:span><text:span text:style-name="T192">E-mailadressen </text:span><text:span text:style-name="T194">en</text:span><text:span text:style-name="T192"> mailserver</text:span><text:span text:style-name="T194">adressen</text:span><text:span text:style-name="T192"> inclusief gebruikersnamen en wachtwoorden, zie pagina </text:span><text:span text:style-name="T195">4</text:span><text:span text:style-name="T192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0" draw:name="Vorm5" draw:style-name="gr1" draw:text-style-name="P73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8">Installeer en start </text:span><text:span text:style-name="T164">Google Chrome</text:span><text:span text:style-name="T158">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8">.</text:span></text:p>
            <text:p text:style-name="P24"><text:span text:style-name="T147">Als importeren niet lukt, alles exporteren </text:span><text:span text:style-name="T148">op alle mogelijke manieren </text:span><text:span text:style-name="T147">vanuit </text:span><text:span text:style-name="T149">de </text:span><text:span text:style-name="T14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1" draw:name="Vorm6" draw:style-name="gr1" draw:text-style-name="P73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8">Installeer en start Mozilla Firefox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8">.</text:span></text:p>
            <text:p text:style-name="P25"><text:span text:style-name="T147">Als importeren niet lukt, alles exporteren </text:span><text:span text:style-name="T148">op alle mogelijke manieren </text:span><text:span text:style-name="T147">vanuit </text:span><text:span text:style-name="T149">de </text:span><text:span text:style-name="T14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2" draw:name="Vorm7" draw:style-name="gr1" draw:text-style-name="P73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8">Installeer en start Mozilla Thunderbird, importeer </text:span><text:span text:style-name="Emphasis"><text:span text:style-name="T165">per gebruiker</text:span></text:span><text:span text:style-name="T159"> </text:span><text:span text:style-name="T160">vanuit </text:span><text:span text:style-name="T161">het </text:span><text:span text:style-name="T160">huidig e-mailprogramma </text:span><text:span text:style-name="T162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3" draw:name="Vorm8" draw:style-name="gr1" draw:text-style-name="P73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14" draw:name="Vorm9" draw:style-name="gr1" draw:text-style-name="P73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1"><draw:control text:anchor-type="as-char" draw:z-index="115" draw:name="Vorm10" draw:style-name="gr1" draw:text-style-name="P73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1"><draw:control text:anchor-type="as-char" draw:z-index="116" draw:name="Vorm11" draw:style-name="gr1" draw:text-style-name="P73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1"><draw:control text:anchor-type="as-char" draw:z-index="137" draw:name="Vorm12" draw:style-name="gr1" draw:text-style-name="P73" svg:width="0.35cm" svg:height="0.35cm" draw:control="control136"/></text:span></text:span><text:span text:style-name="Strong_20_Emphasis"><text:span text:style-name="T51"><text:tab/></text:span></text:span><text:span text:style-name="T162">accountinstellingen</text:span><text:span text:style-name="T15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7" draw:name="Vorm13" draw:style-name="gr1" draw:text-style-name="P73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9"><text:s/></text:span></text:span><text:span text:style-name="Strong_20_Emphasis"><text:span text:style-name="T170"><draw:control text:anchor-type="as-char" draw:z-index="133" draw:name="Vorm14" draw:style-name="gr1" draw:text-style-name="P73" svg:width="0.35cm" svg:height="0.35cm" draw:control="control132"/></text:span></text:span><text:span text:style-name="Strong_20_Emphasis"><text:span text:style-name="T169"><text:s/></text:span></text:span><text:span text:style-name="Strong_20_Emphasis"><text:span text:style-name="T170"><draw:control text:anchor-type="as-char" draw:z-index="134" draw:name="Vorm15" draw:style-name="gr1" draw:text-style-name="P73" svg:width="0.35cm" svg:height="0.35cm" draw:control="control133"/></text:span></text:span><text:span text:style-name="Strong_20_Emphasis"><text:span text:style-name="T169"><text:s/></text:span></text:span><text:span text:style-name="Strong_20_Emphasis"><text:span text:style-name="T170"><draw:control text:anchor-type="as-char" draw:z-index="135" draw:name="Vorm16" draw:style-name="gr1" draw:text-style-name="P73" svg:width="0.35cm" svg:height="0.35cm" draw:control="control134"/></text:span></text:span><text:span text:style-name="Strong_20_Emphasis"><text:span text:style-name="T169"><text:s/></text:span></text:span><text:span text:style-name="Strong_20_Emphasis"><text:span text:style-name="T170"><draw:control text:anchor-type="as-char" draw:z-index="136" draw:name="Vorm17" draw:style-name="gr1" draw:text-style-name="P73" svg:width="0.35cm" svg:height="0.35cm" draw:control="control135"/></text:span></text:span><text:span text:style-name="Strong_20_Emphasis"><text:span text:style-name="T170"><text:tab/></text:span></text:span><text:span text:style-name="T191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8" draw:name="Vorm18" draw:style-name="gr1" draw:text-style-name="P73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9"><text:s/></text:span></text:span><text:span text:style-name="Strong_20_Emphasis"><text:span text:style-name="T170"><draw:control text:anchor-type="as-char" draw:z-index="129" draw:name="Vorm19" draw:style-name="gr1" draw:text-style-name="P73" svg:width="0.35cm" svg:height="0.35cm" draw:control="control128"/></text:span></text:span><text:span text:style-name="Strong_20_Emphasis"><text:span text:style-name="T169"><text:s/></text:span></text:span><text:span text:style-name="Strong_20_Emphasis"><text:span text:style-name="T170"><draw:control text:anchor-type="as-char" draw:z-index="130" draw:name="Vorm20" draw:style-name="gr1" draw:text-style-name="P73" svg:width="0.35cm" svg:height="0.35cm" draw:control="control129"/></text:span></text:span><text:span text:style-name="Strong_20_Emphasis"><text:span text:style-name="T169"><text:s/></text:span></text:span><text:span text:style-name="Strong_20_Emphasis"><text:span text:style-name="T170"><draw:control text:anchor-type="as-char" draw:z-index="131" draw:name="Vorm21" draw:style-name="gr1" draw:text-style-name="P73" svg:width="0.35cm" svg:height="0.35cm" draw:control="control130"/></text:span></text:span><text:span text:style-name="Strong_20_Emphasis"><text:span text:style-name="T169"><text:s/></text:span></text:span><text:span text:style-name="Strong_20_Emphasis"><text:span text:style-name="T170"><draw:control text:anchor-type="as-char" draw:z-index="132" draw:name="Vorm22" draw:style-name="gr1" draw:text-style-name="P73" svg:width="0.35cm" svg:height="0.35cm" draw:control="control131"/></text:span></text:span><text:span text:style-name="Strong_20_Emphasis"><text:span text:style-name="T170"><text:tab/></text:span></text:span><text:span text:style-name="T191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9" draw:name="Vorm23" draw:style-name="gr1" draw:text-style-name="P73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5" draw:name="Vorm24" draw:style-name="gr1" draw:text-style-name="P73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1"><draw:control text:anchor-type="as-char" draw:z-index="126" draw:name="Vorm25" draw:style-name="gr1" draw:text-style-name="P73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1"><draw:control text:anchor-type="as-char" draw:z-index="127" draw:name="Vorm26" draw:style-name="gr1" draw:text-style-name="P73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1"><draw:control text:anchor-type="as-char" draw:z-index="128" draw:name="Vorm27" draw:style-name="gr1" draw:text-style-name="P73" svg:width="0.35cm" svg:height="0.35cm" draw:control="control127"/></text:span></text:span><text:span text:style-name="Strong_20_Emphasis"><text:span text:style-name="T51"><text:tab/></text:span></text:span><text:span text:style-name="T163">agenda, </text:span><text:span text:style-name="T158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20" draw:name="Vorm28" draw:style-name="gr1" draw:text-style-name="P73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1" draw:name="Vorm29" draw:style-name="gr1" draw:text-style-name="P73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1"><draw:control text:anchor-type="as-char" draw:z-index="122" draw:name="Vorm30" draw:style-name="gr1" draw:text-style-name="P73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1"><draw:control text:anchor-type="as-char" draw:z-index="123" draw:name="Vorm31" draw:style-name="gr1" draw:text-style-name="P73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1"><draw:control text:anchor-type="as-char" draw:z-index="124" draw:name="Vorm32" draw:style-name="gr1" draw:text-style-name="P73" svg:width="0.35cm" svg:height="0.35cm" draw:control="control123"/></text:span></text:span><text:span text:style-name="Strong_20_Emphasis"><text:span text:style-name="T51"><text:tab/></text:span></text:span><text:span text:style-name="T158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text:continue-numbering="true" text:style-name="L1">
        <text:list-item text:start-value="1">
          <text:p text:style-name="P64"><text:span text:style-name="Strong_20_Emphasis"><text:span text:style-name="T67">Over</text:span></text:span><text:span text:style-name="Strong_20_Emphasis"><text:span text:style-name="T68">zetten</text:span></text:span><text:span text:style-name="Strong_20_Emphasis"><text:span text:style-name="T63"> voorbereiden</text:span></text:span><text:span text:style-name="Strong_20_Emphasis"><text:span text:style-name="T87"> - </text:span></text:span><text:span text:style-name="Strong_20_Emphasis"><text:span text:style-name="T88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38" draw:name="Vorm33" draw:style-name="gr1" draw:text-style-name="P73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60"><text:span text:style-name="T94">B</text:span><text:span text:style-name="T95">ootmenu/</text:span><text:span text:style-name="T94">S</text:span><text:span text:style-name="T95">etup</text:span><text:span text:style-name="T93"> via </text:span><text:span text:style-name="T97">é</text:span><text:span text:style-name="T98">é</text:span><text:span text:style-name="T94">n van d</text:span><text:span text:style-name="T112">e </text:span><text:span text:style-name="T114">v</text:span><text:span text:style-name="Definition"><text:span text:style-name="T113">eelgebruikte toetsen:</text:span></text:span><text:span text:style-name="Definition"><text:span text:style-name="T96"> </text:span></text:span><text:span text:style-name="User_20_Entry"><text:span text:style-name="T135">Esc</text:span></text:span><text:span text:style-name="User_20_Entry"><text:span text:style-name="T120">,</text:span></text:span><text:span text:style-name="Definition"><text:span text:style-name="T119"> </text:span></text:span><text:span text:style-name="User_20_Entry"><text:span text:style-name="T135">Delete</text:span></text:span><text:span text:style-name="User_20_Entry"><text:span text:style-name="T121">,</text:span></text:span><text:span text:style-name="Definition"><text:span text:style-name="T119"> </text:span></text:span><text:span text:style-name="User_20_Entry"><text:span text:style-name="T135">F1</text:span></text:span><text:span text:style-name="User_20_Entry"><text:span text:style-name="T121">,</text:span></text:span><text:span text:style-name="Definition"><text:span text:style-name="T119"> </text:span></text:span><text:span text:style-name="User_20_Entry"><text:span text:style-name="T135">F2</text:span></text:span><text:span text:style-name="User_20_Entry"><text:span text:style-name="T121">,</text:span></text:span><text:span text:style-name="Definition"><text:span text:style-name="T119"> </text:span></text:span><text:span text:style-name="User_20_Entry"><text:span text:style-name="T135">F9</text:span></text:span><text:span text:style-name="User_20_Entry"><text:span text:style-name="T121">,</text:span></text:span><text:span text:style-name="Definition"><text:span text:style-name="T119"> </text:span></text:span><text:span text:style-name="User_20_Entry"><text:span text:style-name="T135">F10</text:span></text:span><text:span text:style-name="User_20_Entry"><text:span text:style-name="T121">,</text:span></text:span><text:span text:style-name="Definition"><text:span text:style-name="T119"> </text:span></text:span><text:span text:style-name="User_20_Entry"><text:span text:style-name="T135">F11</text:span></text:span><text:span text:style-name="User_20_Entry"><text:span text:style-name="T121">,</text:span></text:span><text:span text:style-name="Definition"><text:span text:style-name="T116"> </text:span></text:span><text:span text:style-name="Definition"><text:span text:style-name="T117">o</text:span></text:span><text:span text:style-name="Definition"><text:span text:style-name="T118">f</text:span></text:span><text:span text:style-name="Definition"><text:span text:style-name="T116"> </text:span></text:span><text:span text:style-name="User_20_Entry"><text:span text:style-name="T135">F12</text:span></text:span><text:span text:style-name="User_20_Entry"><text:span text:style-name="T121">.</text:span>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9"> </text:span></text:span><text:span text:style-name="Strong_20_Emphasis"><text:span text:style-name="T15">Ubuntu</text:span></text:span><text:span text:style-name="Strong_20_Emphasis"><text:span text:style-name="T9"> </text:span></text:span><text:span text:style-name="Strong_20_Emphasis"><text:span text:style-name="T17">of Debian </text:span></text:span><text:span text:style-name="Strong_20_Emphasis"><text:span text:style-name="T20">Desktop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7"><text:span text:style-name="T205">Vanaf ee</text:span>n <text:span text:style-name="T206">L</text:span>ive <text:span text:style-name="T207">USB</text:span><text:span text:style-name="T208">-stick</text:span><text:span text:style-name="T209"> </text:span>kunt <text:span text:style-name="T205">u opstarten en</text:span> <text:span text:style-name="T197">met </text:span><text:span text:style-name="T198">Linux</text:span><text:span text:style-name="Strong_20_Emphasis"><text:span text:style-name="T166"> </text:span></text:span>werken zonder enige bestanden op de harde schijf te wijzigen en maakt ook installatie van <text:span text:style-name="T213">Linux</text:span><text:span text:style-name="Strong_20_Emphasis"><text:span text:style-name="T166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8"><text:span text:style-name="Strong_20_Emphasis"><text:span text:style-name="T99">Maak een opstartbare USB-stick</text:span></text:span><text:span text:style-name="Strong_20_Emphasis"><text:span text:style-name="T100">:<text:line-break/></text:span></text:span><text:span text:style-name="Strong_20_Emphasis"><text:span text:style-name="T101">Download </text:span></text:span><text:span text:style-name="Strong_20_Emphasis"><text:span text:style-name="T102">een </text:span></text:span><text:span text:style-name="Strong_20_Emphasis"><text:span text:style-name="T103">cd</text:span></text:span><text:span text:style-name="Strong_20_Emphasis"><text:span text:style-name="T108">-beeldbestand</text:span></text:span><text:span text:style-name="Strong_20_Emphasis"><text:span text:style-name="T104"> </text:span></text:span><text:span text:style-name="Strong_20_Emphasis"><text:span text:style-name="T105">(.iso) </text:span></text:span><text:span text:style-name="Strong_20_Emphasis"><text:span text:style-name="T104">vanaf </text:span></text:span><text:a xlink:type="simple" xlink:href="https://nl.releases.ubuntu.com/" text:style-name="Internet_20_link" text:visited-style-name="Visited_20_Internet_20_Link"><text:span text:style-name="Strong_20_Emphasis"><text:span text:style-name="T210">nl.releases.ubuntu.com</text:span></text:span></text:a><text:span text:style-name="Strong_20_Emphasis"><text:span text:style-name="T104"> </text:span></text:span><text:span text:style-name="Strong_20_Emphasis"><text:span text:style-name="T107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12">debian.org/cd/live</text:span></text:span></text:a><text:span text:style-name="Strong_20_Emphasis"><text:span text:style-name="T109"> </text:span></text:span><text:span text:style-name="Strong_20_Emphasis"><text:span text:style-name="T110">(zie ook Checklist installatie).</text:span></text:span><text:span text:style-name="Strong_20_Emphasis"><text:span text:style-name="T106"><text:line-break/>De volgende stappen staan beschreven in </text:span></text:span><text:span text:style-name="Strong_20_Emphasis"><text:span text:style-name="T111">Linux informatie</text:span></text:span><text:span text:style-name="Strong_20_Emphasis"><text:span text:style-name="T106">, te vinden op </text:span></text:span>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Strong_20_Emphasis"><text:span text:style-name="T106">, onder </text:span></text:span><text:span text:style-name="Strong_20_Emphasis"><text:span text:style-name="T111">Linux</text:span></text:span><text:span text:style-name="Strong_20_Emphasis"><text:span text:style-name="T106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1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0" draw:name="Vorm34" draw:style-name="gr1" draw:text-style-name="P73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5">M</text:span></text:span><text:span text:style-name="Strong_20_Emphasis"><text:span text:style-name="T26">aak een Windows </text:span></text:span><text:span text:style-name="Strong_20_Emphasis"><text:span text:style-name="T27">back-up</text:span></text:span><text:span text:style-name="Strong_20_Emphasis"><text:span text:style-name="T26"> via kopiëren naar een externe harddisk</text:span></text:span><text:span text:style-name="Strong_20_Emphasis"><text:span text:style-name="T5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1" draw:name="Vorm35" draw:style-name="gr1" draw:text-style-name="P73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Mijn documenten, </text:span></text:span><text:span text:style-name="Strong_20_Emphasis"><text:span text:style-name="T29">etc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2" draw:name="Vorm37" draw:style-name="gr1" draw:text-style-name="P73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Bureaubladachtergrond</text:span></text:span><text:span text:style-name="Strong_20_Emphasis"><text:span text:style-name="T30">en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3" draw:name="Vorm38" draw:style-name="gr1" draw:text-style-name="P73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46" draw:name="Vorm39" draw:style-name="gr1" draw:text-style-name="P73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1"><draw:control text:anchor-type="as-char" draw:z-index="147" draw:name="Vorm40" draw:style-name="gr1" draw:text-style-name="P73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1"><draw:control text:anchor-type="as-char" draw:z-index="148" draw:name="Vorm41" draw:style-name="gr1" draw:text-style-name="P73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1"><draw:control text:anchor-type="as-char" draw:z-index="149" draw:name="Vorm42" draw:style-name="gr1" draw:text-style-name="P73" svg:width="0.35cm" svg:height="0.35cm" draw:control="control148"/></text:span></text:span><text:span text:style-name="Strong_20_Emphasis"><text:span text:style-name="T51"><text:tab/></text:span></text:span><text:span text:style-name="Strong_20_Emphasis"><text:span text:style-name="T28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71">&lt;</text:span></text:span><text:span text:style-name="Definition"><text:span text:style-name="T172">Gebruikersnaam</text:span></text:span><text:span text:style-name="Definition"><text:span text:style-name="T171">&gt;</text:span></text:span><text:span text:style-name="Strong_20_Emphasis"><text:span text:style-name="T28">\Application Data\</text:span></text:span><text:span text:style-name="Strong_20_Emphasis"><text:span text:style-name="T11">Google</text:span></text:span><text:span text:style-name="Strong_20_Emphasis"><text:span text:style-name="T28">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/text:span></text:span><text:span text:style-name="Strong_20_Emphasis"><text:span text:style-name="T85">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71">&lt;</text:span></text:span><text:span text:style-name="Definition"><text:span text:style-name="T172">Gebruikersnaam</text:span></text:span><text:span text:style-name="Definition"><text:span text:style-name="T171">&gt;</text:span></text:span><text:span text:style-name="Strong_20_Emphasis"><text:span text:style-name="T32">\</text:span></text:span><text:span text:style-name="Strong_20_Emphasis"><text:span text:style-name="T28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4" draw:name="Vorm43" draw:style-name="gr1" draw:text-style-name="P73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0" draw:name="Vorm44" draw:style-name="gr1" draw:text-style-name="P73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1"><draw:control text:anchor-type="as-char" draw:z-index="151" draw:name="Vorm45" draw:style-name="gr1" draw:text-style-name="P73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1"><draw:control text:anchor-type="as-char" draw:z-index="152" draw:name="Vorm46" draw:style-name="gr1" draw:text-style-name="P73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1"><draw:control text:anchor-type="as-char" draw:z-index="153" draw:name="Vorm47" draw:style-name="gr1" draw:text-style-name="P73" svg:width="0.35cm" svg:height="0.35cm" draw:control="control152"/></text:span></text:span><text:span text:style-name="Strong_20_Emphasis"><text:span text:style-name="T51"><text:tab/></text:span></text:span><text:span text:style-name="Strong_20_Emphasis"><text:span text:style-name="T28">De aangemaakte F</text:span></text:span><text:span text:style-name="Strong_20_Emphasis"><text:span text:style-name="T50">irefox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71">&lt;</text:span></text:span><text:span text:style-name="Definition"><text:span text:style-name="T172">Gebruikersnaam</text:span></text:span><text:span text:style-name="Definition"><text:span text:style-name="T171">&gt;</text:span></text:span><text:span text:style-name="Strong_20_Emphasis"><text:span text:style-name="T28">\Application Data\Mozilla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71">&lt;</text:span></text:span><text:span text:style-name="Definition"><text:span text:style-name="T172">Gebruikersnaam</text:span></text:span><text:span text:style-name="Definition"><text:span text:style-name="T171">&gt;</text:span></text:span><text:span text:style-name="Strong_20_Emphasis"><text:span text:style-name="T32">\</text:span></text:span><text:span text:style-name="Strong_20_Emphasis"><text:span text:style-name="T28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5" draw:name="Vorm48" draw:style-name="gr1" draw:text-style-name="P73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4" draw:name="Vorm49" draw:style-name="gr1" draw:text-style-name="P73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1"><draw:control text:anchor-type="as-char" draw:z-index="155" draw:name="Vorm50" draw:style-name="gr1" draw:text-style-name="P73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1"><draw:control text:anchor-type="as-char" draw:z-index="156" draw:name="Vorm51" draw:style-name="gr1" draw:text-style-name="P73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1"><draw:control text:anchor-type="as-char" draw:z-index="157" draw:name="Vorm52" draw:style-name="gr1" draw:text-style-name="P73" svg:width="0.35cm" svg:height="0.35cm" draw:control="control156"/></text:span></text:span><text:span text:style-name="Strong_20_Emphasis"><text:span text:style-name="T51"><text:tab/></text:span></text:span><text:span text:style-name="Strong_20_Emphasis"><text:span text:style-name="T28">De aangemaakte T</text:span></text:span><text:span text:style-name="Strong_20_Emphasis"><text:span text:style-name="T50">hunderbird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32">C:\Documents and Settings\</text:span></text:span><text:span text:style-name="Definition"><text:span text:style-name="T173">&lt;</text:span></text:span><text:span text:style-name="Definition"><text:span text:style-name="T172">Gebruikersnaam</text:span></text:span><text:span text:style-name="Definition"><text:span text:style-name="T173">&gt;</text:span></text:span><text:span text:style-name="Strong_20_Emphasis"><text:span text:style-name="T32">\</text:span></text:span><text:span text:style-name="Strong_20_Emphasis"><text:span text:style-name="T28">Application Data\Thunderbird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71">&lt;</text:span></text:span><text:span text:style-name="Definition"><text:span text:style-name="T172">Gebruikersnaam</text:span></text:span><text:span text:style-name="Definition"><text:span text:style-name="T171">&gt;</text:span></text:span><text:span text:style-name="Strong_20_Emphasis"><text:span text:style-name="T32">\</text:span></text:span><text:span text:style-name="Strong_20_Emphasis"><text:span text:style-name="T28">AppData\Roaming\Thunderbird</text:span></text:span></text:p>
          </table:table-cell>
        </table:table-row>
      </table:table>
      <text:p text:style-name="P22"/>
      <text:p text:style-name="P32"/>
      <text:list text:continue-numbering="true" text:style-name="L1">
        <text:list-item>
          <text:p text:style-name="P65"><text:span text:style-name="Strong_20_Emphasis"><text:span text:style-name="T122">Linux </text:span></text:span><text:span text:style-name="Strong_20_Emphasis"><text:span text:style-name="T123">installeren</text:span></text:span><text:span text:style-name="Strong_20_Emphasis"><text:span text:style-name="T33"> </text:span></text:span><text:span text:style-name="Emphasis"><text:span text:style-name="T76">(</text:span></text:span><text:span text:style-name="Emphasis"><text:span text:style-name="T77">Desktop: </text:span></text:span><text:span text:style-name="Emphasis"><text:span text:style-name="T75">overweeg dual-boot</text:span></text:span><text:span text:style-name="Emphasis"><text:span text:style-name="T76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1"><draw:control text:anchor-type="as-char" draw:z-index="139" draw:name="Vorm53" draw:style-name="gr1" draw:text-style-name="P73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58">Ubuntu </text:span></text:span><text:span text:style-name="Strong_20_Emphasis"><text:span text:style-name="T59">of Debian </text:span></text:span><text:span text:style-name="Strong_20_Emphasis"><text:span text:style-name="T10">Linux volgens de </text:span></text:span><text:span text:style-name="Strong_20_Emphasis"><text:span text:style-name="T64">Checklist</text:span></text:span><text:span text:style-name="Strong_20_Emphasis"><text:span text:style-name="T65"> i</text:span></text:span><text:span text:style-name="Strong_20_Emphasis"><text:span text:style-name="T66">nstallatie</text:span></text:span><text:span text:style-name="Strong_20_Emphasis"><text:span text:style-name="T12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Strong_20_Emphasis"><text:span text:style-name="T106">, onder </text:span></text:span><text:span text:style-name="Strong_20_Emphasis"><text:span text:style-name="T111">Linux</text:span></text:span><text:span text:style-name="Strong_20_Emphasis"><text:span text:style-name="T106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74"><text:tab/></text:span></text:span></text:p>
      <text:list text:continue-numbering="true" text:style-name="L1">
        <text:list-item>
          <text:p text:style-name="P62"><text:span text:style-name="Strong_20_Emphasis"><text:span text:style-name="T67">Over</text:span></text:span><text:span text:style-name="Strong_20_Emphasis"><text:span text:style-name="T68">zetten </text:span></text:span><text:span text:style-name="Strong_20_Emphasis"><text:span text:style-name="T60">uitvoeren</text:span></text:span><text:span text:style-name="Strong_20_Emphasis"><text:span text:style-name="T24"> </text:span></text:span><text:span text:style-name="Strong_20_Emphasis"><text:span text:style-name="T83">(</text:span></text:span><text:span text:style-name="Strong_20_Emphasis"><text:span text:style-name="T89">op</text:span></text:span><text:span text:style-name="Strong_20_Emphasis"><text:span text:style-name="T83"> </text:span></text:span><text:span text:style-name="Strong_20_Emphasis"><text:span text:style-name="T90">Linux</text:span></text:span><text:span text:style-name="Strong_20_Emphasis"><text:span text:style-name="T83">)</text:span></text:span><text:span text:style-name="Strong_20_Emphasis"><text:span text:style-name="T24"><text:line-break/></text:span></text:span></text:p>
          <text:p text:style-name="P67">De handelingen in dit hoofdstuk dienen per gebruiker te worden uitgevoerd</text:p>
          <text:p text:style-name="P68"><text:span text:style-name="Emphasis"><text:span text:style-name="T176"/></text:span></text:p>
        </text:list-item>
      </text:list>
      <text:p text:style-name="P17"><text:span text:style-name="Strong_20_Emphasis"><text:span text:style-name="T174"><draw:control text:anchor-type="as-char" draw:z-index="2" draw:name="Vorm54" draw:style-name="gr1" draw:text-style-name="P73" svg:width="0.35cm" svg:height="0.35cm" draw:control="control1"/></text:span></text:span><text:span text:style-name="Strong_20_Emphasis"><text:span text:style-name="T174"><text:tab/></text:span></text:span><text:span text:style-name="Strong_20_Emphasis"><text:span text:style-name="T174"><draw:control text:anchor-type="as-char" draw:z-index="13" draw:name="Vorm55" draw:style-name="gr1" draw:text-style-name="P73" svg:width="0.35cm" svg:height="0.35cm" draw:control="control12"/></text:span></text:span><text:span text:style-name="Strong_20_Emphasis"><text:span text:style-name="T174"><text:tab/></text:span></text:span><text:span text:style-name="Strong_20_Emphasis"><text:span text:style-name="T174"><draw:control text:anchor-type="as-char" draw:z-index="14" draw:name="Vorm56" draw:style-name="gr1" draw:text-style-name="P73" svg:width="0.35cm" svg:height="0.35cm" draw:control="control13"/></text:span></text:span><text:span text:style-name="Strong_20_Emphasis"><text:span text:style-name="T174"><text:tab/></text:span></text:span><text:span text:style-name="Strong_20_Emphasis"><text:span text:style-name="T174"><draw:control text:anchor-type="as-char" draw:z-index="15" draw:name="Vorm57" draw:style-name="gr1" draw:text-style-name="P73" svg:width="0.35cm" svg:height="0.35cm" draw:control="control14"/></text:span></text:span><text:span text:style-name="Strong_20_Emphasis"><text:span text:style-name="T174"><text:tab/></text:span></text:span><text:span text:style-name="Strong_20_Emphasis"><text:span text:style-name="T177">Zorg dat er geen </text:span></text:span><text:span text:style-name="Strong_20_Emphasis"><text:span text:style-name="T175">Internetverbinding </text:span></text:span><text:span text:style-name="Strong_20_Emphasis"><text:span text:style-name="T177">is, zodat er geen nieuwe </text:span></text:span><text:span text:style-name="Strong_20_Emphasis"><text:span text:style-name="T178">e-</text:span></text:span><text:span text:style-name="Strong_20_Emphasis"><text:span text:style-name="T177">mails </text:span></text:span><text:span text:style-name="Strong_20_Emphasis"><text:span text:style-name="T179">kunnen </text:span></text:span><text:span text:style-name="Strong_20_Emphasis"><text:span text:style-name="T178">binnen</text:span></text:span><text:span text:style-name="Strong_20_Emphasis"><text:span text:style-name="T177">komen.</text:span></text:span></text:p>
      <text:p text:style-name="P12"><text:span text:style-name="Strong_20_Emphasis"><text:span text:style-name="T52"><draw:control text:anchor-type="as-char" draw:z-index="3" draw:name="Vorm58" draw:style-name="gr1" draw:text-style-name="P73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59" draw:style-name="gr1" draw:text-style-name="P73" svg:width="0.35cm" svg:height="0.35cm" draw:control="control1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0" draw:style-name="gr1" draw:text-style-name="P73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1" draw:style-name="gr1" draw:text-style-name="P73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24">Koppel de externe harddisk aan.</text:span></text:span></text:p>
      <text:p text:style-name="P12"><text:span text:style-name="Strong_20_Emphasis"><text:span text:style-name="T52"><draw:control text:anchor-type="as-char" draw:z-index="4" draw:name="Vorm62" draw:style-name="gr1" draw:text-style-name="P73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3" draw:style-name="gr1" draw:text-style-name="P73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64" draw:style-name="gr1" draw:text-style-name="P73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65" draw:style-name="gr1" draw:text-style-name="P73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24">Kopieer </text:span></text:span><text:span text:style-name="Strong_20_Emphasis"><text:span text:style-name="T34">Mijn documenten, </text:span></text:span><text:span text:style-name="Strong_20_Emphasis"><text:span text:style-name="T29">etc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5" draw:name="Vorm70" draw:style-name="gr1" draw:text-style-name="P73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71" draw:style-name="gr1" draw:text-style-name="P73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72" draw:style-name="gr1" draw:text-style-name="P73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3" draw:style-name="gr1" draw:text-style-name="P73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35">Kopieer </text:span></text:span><text:span text:style-name="Strong_20_Emphasis"><text:span text:style-name="T28">Bureaubladachtergrond </text:span></text:span><text:span text:style-name="Strong_20_Emphasis"><text:span text:style-name="T36">naar ~/Afbeeldingen.</text:span></text:span></text:p>
      <text:p text:style-name="P12"><text:span text:style-name="Strong_20_Emphasis"><text:span text:style-name="T52"><draw:control text:anchor-type="as-char" draw:z-index="6" draw:name="Vorm74" draw:style-name="gr1" draw:text-style-name="P73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5" draw:style-name="gr1" draw:text-style-name="P73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6" draw:style-name="gr1" draw:text-style-name="P73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77" draw:style-name="gr1" draw:text-style-name="P73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24">Kopieer de </text:span></text:span><text:span text:style-name="Strong_20_Emphasis"><text:span text:style-name="T13">Chrome </text:span></text:span><text:span text:style-name="Strong_20_Emphasis"><text:span text:style-name="T24">data </text:span></text:span><text:span text:style-name="Strong_20_Emphasis"><text:span text:style-name="T35">naar ~/.</text:span></text:span><text:span text:style-name="Strong_20_Emphasis"><text:span text:style-name="T13">chrome</text:span></text:span><text:span text:style-name="Strong_20_Emphasis"><text:span text:style-name="T37">, </text:span></text:span><text:span text:style-name="Strong_20_Emphasis"><text:span text:style-name="T29">of in </text:span></text:span><text:span text:style-name="Strong_20_Emphasis"><text:span text:style-name="T35">~/.</text:span></text:span><text:span text:style-name="Strong_20_Emphasis"><text:span text:style-name="T14">google</text:span></text:span><text:span text:style-name="Strong_20_Emphasis"><text:span text:style-name="T35">.</text:span></text:span></text:p>
      <text:p text:style-name="P12"><text:span text:style-name="Strong_20_Emphasis"><text:span text:style-name="T52"><draw:control text:anchor-type="as-char" draw:z-index="7" draw:name="Vorm78" draw:style-name="gr1" draw:text-style-name="P73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79" draw:style-name="gr1" draw:text-style-name="P73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9" draw:name="Vorm80" draw:style-name="gr1" draw:text-style-name="P73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0" draw:name="Vorm81" draw:style-name="gr1" draw:text-style-name="P73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24">Kopieer de Firefox data </text:span></text:span><text:span text:style-name="Strong_20_Emphasis"><text:span text:style-name="T35">naar ~/.mozilla </text:span></text:span><text:span text:style-name="Strong_20_Emphasis"><text:span text:style-name="T37">(let op </text:span></text:span><text:span text:style-name="Strong_20_Emphasis"><text:span text:style-name="T69">F</text:span></text:span><text:span text:style-name="Strong_20_Emphasis"><text:span text:style-name="T37">irefox</text:span></text:span><text:span text:style-name="Strong_20_Emphasis"><text:span text:style-name="T38">→</text:span></text:span><text:span text:style-name="Strong_20_Emphasis"><text:span text:style-name="T70">f</text:span></text:span><text:span text:style-name="Strong_20_Emphasis"><text:span text:style-name="T39">irefox</text:span></text:span><text:span text:style-name="Strong_20_Emphasis"><text:span text:style-name="T37">), </text:span></text:span><text:span text:style-name="Strong_20_Emphasis"><text:span text:style-name="T29">of in </text:span></text:span><text:span text:style-name="Strong_20_Emphasis"><text:span text:style-name="T35">~/.mozilla.</text:span></text:span></text:p>
      <text:p text:style-name="P17"><text:span text:style-name="Strong_20_Emphasis"><text:span text:style-name="T174"><draw:control text:anchor-type="as-char" draw:z-index="8" draw:name="Vorm82" draw:style-name="gr1" draw:text-style-name="P73" svg:width="0.35cm" svg:height="0.35cm" draw:control="control7"/></text:span></text:span><text:span text:style-name="Strong_20_Emphasis"><text:span text:style-name="T174"><text:tab/></text:span></text:span><text:span text:style-name="Strong_20_Emphasis"><text:span text:style-name="T174"><draw:control text:anchor-type="as-char" draw:z-index="31" draw:name="Vorm83" draw:style-name="gr1" draw:text-style-name="P73" svg:width="0.35cm" svg:height="0.35cm" draw:control="control30"/></text:span></text:span><text:span text:style-name="Strong_20_Emphasis"><text:span text:style-name="T174"><text:tab/></text:span></text:span><text:span text:style-name="Strong_20_Emphasis"><text:span text:style-name="T174"><draw:control text:anchor-type="as-char" draw:z-index="32" draw:name="Vorm84" draw:style-name="gr1" draw:text-style-name="P73" svg:width="0.35cm" svg:height="0.35cm" draw:control="control31"/></text:span></text:span><text:span text:style-name="Strong_20_Emphasis"><text:span text:style-name="T174"><text:tab/></text:span></text:span><text:span text:style-name="Strong_20_Emphasis"><text:span text:style-name="T174"><draw:control text:anchor-type="as-char" draw:z-index="33" draw:name="Vorm85" draw:style-name="gr1" draw:text-style-name="P73" svg:width="0.35cm" svg:height="0.35cm" draw:control="control32"/></text:span></text:span><text:span text:style-name="Strong_20_Emphasis"><text:span text:style-name="T174"><text:tab/></text:span></text:span><text:span text:style-name="Strong_20_Emphasis"><text:span text:style-name="T175">Start Firefox en controleer de werking.</text:span></text:span></text:p>
      <text:p text:style-name="P17"><text:span text:style-name="Strong_20_Emphasis"><text:span text:style-name="T174"><draw:control text:anchor-type="as-char" draw:z-index="9" draw:name="Vorm86" draw:style-name="gr1" draw:text-style-name="P73" svg:width="0.35cm" svg:height="0.35cm" draw:control="control8"/></text:span></text:span><text:span text:style-name="Strong_20_Emphasis"><text:span text:style-name="T174"><text:tab/></text:span></text:span><text:span text:style-name="Strong_20_Emphasis"><text:span text:style-name="T174"><draw:control text:anchor-type="as-char" draw:z-index="34" draw:name="Vorm87" draw:style-name="gr1" draw:text-style-name="P73" svg:width="0.35cm" svg:height="0.35cm" draw:control="control33"/></text:span></text:span><text:span text:style-name="Strong_20_Emphasis"><text:span text:style-name="T174"><text:tab/></text:span></text:span><text:span text:style-name="Strong_20_Emphasis"><text:span text:style-name="T174"><draw:control text:anchor-type="as-char" draw:z-index="35" draw:name="Vorm88" draw:style-name="gr1" draw:text-style-name="P73" svg:width="0.35cm" svg:height="0.35cm" draw:control="control34"/></text:span></text:span><text:span text:style-name="Strong_20_Emphasis"><text:span text:style-name="T174"><text:tab/></text:span></text:span><text:span text:style-name="Strong_20_Emphasis"><text:span text:style-name="T174"><draw:control text:anchor-type="as-char" draw:z-index="36" draw:name="Vorm89" draw:style-name="gr1" draw:text-style-name="P73" svg:width="0.35cm" svg:height="0.35cm" draw:control="control35"/></text:span></text:span><text:span text:style-name="Strong_20_Emphasis"><text:span text:style-name="T174"><text:tab/></text:span></text:span><text:span text:style-name="Strong_20_Emphasis"><text:span text:style-name="T175">Kopieer de Thunderbird data </text:span></text:span><text:span text:style-name="Strong_20_Emphasis"><text:span text:style-name="T180">naar ~/.thunderbird, </text:span></text:span><text:span text:style-name="Strong_20_Emphasis"><text:span text:style-name="T181">of in </text:span></text:span><text:span text:style-name="Strong_20_Emphasis"><text:span text:style-name="T180">~/.thunderbird.</text:span></text:span></text:p>
      <text:p text:style-name="P12"><text:span text:style-name="Strong_20_Emphasis"><text:span text:style-name="T52"><draw:control text:anchor-type="as-char" draw:z-index="10" draw:name="Vorm90" draw:style-name="gr1" draw:text-style-name="P73" svg:width="0.35cm" svg:height="0.35cm" draw:control="control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7" draw:name="Vorm91" draw:style-name="gr1" draw:text-style-name="P73" svg:width="0.35cm" svg:height="0.35cm" draw:control="control3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8" draw:name="Vorm92" draw:style-name="gr1" draw:text-style-name="P73" svg:width="0.35cm" svg:height="0.35cm" draw:control="control3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3" draw:style-name="gr1" draw:text-style-name="P73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24">Start Thunderbird en controleer de werking </text:span></text:span><text:span text:style-name="Strong_20_Emphasis"><text:span text:style-name="T40">(inc</text:span></text:span><text:span text:style-name="Strong_20_Emphasis"><text:span text:style-name="T41">l</text:span></text:span><text:span text:style-name="Strong_20_Emphasis"><text:span text:style-name="T42">usief </text:span></text:span><text:span text:style-name="Strong_20_Emphasis"><text:span text:style-name="T40"><text:s/></text:span></text:span><text:span text:style-name="Strong_20_Emphasis"><text:span text:style-name="T43">eventuele</text:span></text:span><text:span text:style-name="Strong_20_Emphasis"><text:span text:style-name="T40"> Agenda)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11" draw:name="Vorm94" draw:style-name="gr1" draw:text-style-name="P73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5" draw:style-name="gr1" draw:text-style-name="P73" svg:width="0.35cm" svg:height="0.35cm" draw:control="control3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6" draw:style-name="gr1" draw:text-style-name="P73" svg:width="0.35cm" svg:height="0.35cm" draw:control="control3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97" draw:style-name="gr1" draw:text-style-name="P73" svg:width="0.35cm" svg:height="0.35cm" draw:control="control41"/></text:span></text:span><text:span text:style-name="Strong_20_Emphasis"><text:span text:style-name="T52"><text:tab/></text:span></text:span><text:span text:style-name="Strong_20_Emphasis"><text:span text:style-name="T44">Verwijder overbodige Windows-bestanden via </text:span></text:span><text:span text:style-name="Strong_20_Emphasis"><text:span text:style-name="T61">Terminalvenster</text:span></text:span><text:span text:style-name="T61"> </text:span><text:span text:style-name="T62">en de volgende opdrachtregel:<text:line-break/></text:span></text:p>
      <text:list text:continue-numbering="true" text:style-name="L1">
        <text:list-header>
          <text:p text:style-name="P63"><text:span text:style-name="User_20_Entry"><text:span text:style-name="T124">f</text:span></text:span><text:span text:style-name="User_20_Entry"><text:span text:style-name="T125">ind </text:span></text:span><text:span text:style-name="User_20_Entry"><text:span text:style-name="T124">$HOME</text:span></text:span><text:span text:style-name="User_20_Entry"><text:span text:style-name="T125"> -</text:span></text:span><text:span text:style-name="User_20_Entry"><text:span text:style-name="T126">i</text:span></text:span><text:span text:style-name="User_20_Entry"><text:span text:style-name="T125">name </text:span></text:span><text:span text:style-name="User_20_Entry"><text:span text:style-name="T127">d</text:span></text:span><text:span text:style-name="User_20_Entry"><text:span text:style-name="T125">esktop.ini -</text:span></text:span><text:span text:style-name="User_20_Entry"><text:span text:style-name="T128">d</text:span></text:span><text:span text:style-name="User_20_Entry"><text:span text:style-name="T129">e</text:span></text:span><text:span text:style-name="User_20_Entry"><text:span text:style-name="T128">lete </text:span></text:span><text:span text:style-name="User_20_Entry"><text:span text:style-name="T130">-or </text:span></text:span><text:span text:style-name="User_20_Entry"><text:span text:style-name="T125">-</text:span></text:span><text:span text:style-name="User_20_Entry"><text:span text:style-name="T131">i</text:span></text:span><text:span text:style-name="User_20_Entry"><text:span text:style-name="T125">name </text:span></text:span><text:span text:style-name="User_20_Entry"><text:span text:style-name="T131">t</text:span></text:span><text:span text:style-name="User_20_Entry"><text:span text:style-name="T125">humbs.db -</text:span></text:span><text:span text:style-name="User_20_Entry"><text:span text:style-name="T128">delete -</text:span></text:span><text:span text:style-name="User_20_Entry"><text:span text:style-name="T130">or </text:span></text:span><text:span text:style-name="User_20_Entry"><text:span text:style-name="T125">-name '*.</text:span></text:span><text:span text:style-name="User_20_Entry"><text:span text:style-name="T132">lnk'</text:span></text:span><text:span text:style-name="User_20_Entry"><text:span text:style-name="T125"> -</text:span></text:span><text:span text:style-name="User_20_Entry"><text:span text:style-name="T128">delete -</text:span></text:span><text:span text:style-name="User_20_Entry"><text:span text:style-name="T133">or </text:span></text:span><text:span text:style-name="User_20_Entry"><text:span text:style-name="T125">-</text:span></text:span><text:span text:style-name="User_20_Entry"><text:span text:style-name="T126">i</text:span></text:span><text:span text:style-name="User_20_Entry"><text:span text:style-name="T125">name '*.</text:span></text:span><text:span text:style-name="User_20_Entry"><text:span text:style-name="T134">exe'</text:span></text:span><text:span text:style-name="User_20_Entry"><text:span text:style-name="T125"> -</text:span></text:span><text:span text:style-name="User_20_Entry"><text:span text:style-name="T128">delete</text:span></text:span><text:span text:style-name="User_20_Entry"><text:span text:style-name="T72"><text:line-break/></text:span></text:span></text:p>
        </text:list-header>
      </text:list>
      <text:p text:style-name="P13"><text:span text:style-name="Strong_20_Emphasis"><text:span text:style-name="T52"><draw:control text:anchor-type="as-char" draw:z-index="12" draw:name="Vorm98" draw:style-name="gr1" draw:text-style-name="P73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99" draw:style-name="gr1" draw:text-style-name="P73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4" draw:name="Vorm100" draw:style-name="gr1" draw:text-style-name="P73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5" draw:name="Vorm101" draw:style-name="gr1" draw:text-style-name="P73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24">Maak verbinding met het Internet, zodat er </text:span></text:span><text:span text:style-name="Strong_20_Emphasis"><text:span text:style-name="T45">weer</text:span></text:span><text:span text:style-name="Strong_20_Emphasis"><text:span text:style-name="T24"> nieuwe </text:span></text:span><text:span text:style-name="Strong_20_Emphasis"><text:span text:style-name="T46">e-</text:span></text:span><text:span text:style-name="Strong_20_Emphasis"><text:span text:style-name="T24">mails</text:span></text:span><text:span text:style-name="Strong_20_Emphasis"><text:span text:style-name="T47"> </text:span></text:span><text:span text:style-name="Strong_20_Emphasis"><text:span text:style-name="T46">binnen</text:span></text:span><text:span text:style-name="Strong_20_Emphasis"><text:span text:style-name="T24"> </text:span></text:span><text:span text:style-name="Strong_20_Emphasis"><text:span text:style-name="T47">kunnen </text:span></text:span><text:span text:style-name="Strong_20_Emphasis"><text:span text:style-name="T24">komen.</text:span></text:span></text:p>
      <text:list text:style-name="L2">
        <text:list-header>
          <text:p text:style-name="P69"><text:span text:style-name="Strong_20_Emphasis"><text:span text:style-name="T187"/></text:span></text:p>
          <text:p text:style-name="P70"><text:span text:style-name="Strong_20_Emphasis"><text:span text:style-name="T187"><text:line-break/></text:span></text:span><text:span text:style-name="Strong_20_Emphasis"><text:span text:style-name="T78">E</text:span></text:span><text:span text:style-name="Strong_20_Emphasis"><text:span text:style-name="T79">inde c</text:span></text:span><text:span text:style-name="Strong_20_Emphasis"><text:span text:style-name="T80">hecklist, </text:span></text:span><text:span text:style-name="Strong_20_Emphasis"><text:span text:style-name="T81">het overzetten</text:span></text:span><text:span text:style-name="T49"> </text:span><text:span text:style-name="T48">is </text:span><text:span text:style-name="T49">voltooid.</text:span></text:p>
        </text:list-header>
      </text:list>
      <text:p text:style-name="P32"/>
      <text:list text:continue-numbering="true" text:style-name="L2">
        <text:list-header>
          <text:p text:style-name="P71"><text:span text:style-name="Emphasis"><text:span text:style-name="T18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82">Karel Zimmer</text:span></text:span></text:a><text:span text:style-name="Emphasis"><text:span text:style-name="T184">.</text:span></text:span></text:p>
          <text:p text:style-name="P72"><text:span text:style-name="Emphasis"><text:span text:style-name="T204">Licentie </text:span></text:span><text:span text:style-name="Emphasis"><text:span text:style-name="T184">C</text:span></text:span><text:span text:style-name="Emphasis"><text:span text:style-name="T185">C0</text:span></text:span><text:span text:style-name="Emphasis"><text:span text:style-name="T184"> 1.0 </text:span></text:span><text:span text:style-name="Emphasis"><text:span text:style-name="T20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3"><text:s/></text:span></text:span><text:span text:style-name="Emphasis"><text:span text:style-name="T20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202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90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89">Inkomende</text:span><text:span text:style-name="T188"> </text:span>mailserver<text:line-break/>(pop.voorbeeld.com)</text:p>
          </table:table-cell>
          <table:table-cell table:style-name="Tabel2.G1" office:value-type="string">
            <text:p text:style-name="P48"><text:span text:style-name="T188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7-21T19:22:49.487733556">21-07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7-21T19:22:49.489438435">21-07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2:49.368615901</dc:date>
    <meta:print-date>2014-01-05T10:21:33.960023988</meta:print-date>
    <meta:keyword>Installatie</meta:keyword>
    <meta:keyword>Checklist</meta:keyword>
    <meta:keyword>Linux</meta:keyword>
    <meta:editing-cycles>2444</meta:editing-cycles>
    <meta:editing-duration>P5DT2H30M13S</meta:editing-duration>
    <meta:printed-by>Karel Zimmer</meta:printed-by>
    <dc:creator>Karel Zimmer</dc:creator>
    <meta:document-statistic meta:table-count="5" meta:image-count="2" meta:object-count="0" meta:page-count="4" meta:paragraph-count="157" meta:word-count="564" meta:character-count="4524" meta:non-whitespace-character-count="3829"/>
    <meta:user-defined meta:name="Info 1"/>
    <meta:user-defined meta:name="Info 2"/>
    <meta:user-defined meta:name="Info 3"/>
    <meta:user-defined meta:name="Info 4"/>
  </office:meta>
</office:document-meta>
</file>